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PingFang SC" svg:font-family="PingFang SC" style:font-family-generic="system" style:font-pitch="variable"/>
    <style:font-face style:name="TimesNewRomanPSMT" svg:font-family="TimesNewRomanPSM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bottom="0.1111in" fo:line-height="106%"/>
    </style:style>
    <style:style style:name="T2" style:parent-style-name="Основнойшрифтабзаца" style:family="text">
      <style:text-properties style:font-name="TimesNewRomanPSMT" fo:color="#262626" fo:font-size="22pt" style:font-size-asian="22pt"/>
    </style:style>
    <style:style style:name="P3" style:parent-style-name="Standard" style:family="paragraph">
      <style:paragraph-properties fo:margin-bottom="0.1111in" fo:line-height="106%"/>
    </style:style>
    <style:style style:name="T4" style:parent-style-name="Основнойшрифтабзаца" style:family="text">
      <style:text-properties style:font-name="TimesNewRomanPSMT" fo:color="#262626" fo:font-size="22pt" style:font-size-asian="22pt"/>
    </style:style>
    <style:style style:name="T5" style:parent-style-name="Основнойшрифтабзаца" style:family="text">
      <style:text-properties style:font-name="TimesNewRomanPSMT" fo:color="#262626" fo:language="ru" fo:country="RU"/>
    </style:style>
    <style:style style:name="T6" style:parent-style-name="Основнойшрифтабзаца" style:family="text">
      <style:text-properties style:font-name="TimesNewRomanPSMT" fo:color="#262626" fo:language="ru" fo:country="RU"/>
    </style:style>
    <style:style style:name="T7" style:parent-style-name="Основнойшрифтабзаца" style:family="text">
      <style:text-properties style:font-name="TimesNewRomanPSMT" fo:color="#262626" fo:language="ru" fo:country="RU"/>
    </style:style>
    <style:style style:name="T8" style:parent-style-name="Основнойшрифтабзаца" style:family="text">
      <style:text-properties style:font-name="TimesNewRomanPSMT" fo:color="#262626" fo:language="ru" fo:country="RU"/>
    </style:style>
    <style:style style:name="T9" style:parent-style-name="Основнойшрифтабзаца" style:family="text">
      <style:text-properties style:font-name="TimesNewRomanPSMT" fo:color="#262626" fo:language="ru" fo:country="RU"/>
    </style:style>
    <style:style style:name="T10" style:parent-style-name="Основнойшрифтабзаца" style:family="text">
      <style:text-properties style:font-name="TimesNewRomanPSMT" fo:color="#262626" fo:language="ru" fo:country="RU"/>
    </style:style>
    <style:style style:name="P11" style:parent-style-name="Standard" style:family="paragraph">
      <style:paragraph-properties fo:text-align="center" fo:margin-bottom="0.1111in" fo:line-height="106%"/>
    </style:style>
    <style:style style:name="T12" style:parent-style-name="Основнойшрифтабзаца" style:family="text">
      <style:text-properties style:font-name="TimesNewRomanPSMT" fo:color="#262626" fo:language="ru" fo:country="RU"/>
    </style:style>
    <style:style style:name="T13" style:parent-style-name="Основнойшрифтабзаца" style:family="text">
      <style:text-properties style:font-name="TimesNewRomanPSMT" fo:color="#262626" fo:font-size="22pt" style:font-size-asian="22pt" fo:language="ru" fo:country="RU"/>
    </style:style>
    <style:style style:name="P14" style:parent-style-name="Standard" style:family="paragraph">
      <style:paragraph-properties fo:margin-bottom="0.1111in" fo:line-height="106%"/>
    </style:style>
    <style:style style:name="T15" style:parent-style-name="Основнойшрифтабзаца" style:family="text">
      <style:text-properties style:font-name="TimesNewRomanPSMT" fo:color="#262626" fo:font-size="22pt" style:font-size-asian="22pt" fo:language="ru" fo:country="RU"/>
    </style:style>
    <style:style style:name="T16" style:parent-style-name="Основнойшрифтабзаца" style:family="text">
      <style:text-properties style:font-name="TimesNewRomanPSMT" fo:color="#262626" fo:language="ru" fo:country="RU"/>
    </style:style>
    <style:style style:name="P17" style:parent-style-name="Standard" style:family="paragraph">
      <style:paragraph-properties fo:text-align="center" fo:margin-bottom="0.1111in" fo:line-height="106%"/>
    </style:style>
    <style:style style:name="T18" style:parent-style-name="Основнойшрифтабзаца" style:family="text">
      <style:text-properties style:font-name="TimesNewRomanPSMT" fo:color="#262626" fo:font-size="22pt" style:font-size-asian="22pt" fo:language="ru" fo:country="RU"/>
    </style:style>
    <style:style style:name="P19" style:parent-style-name="Standard" style:family="paragraph">
      <style:paragraph-properties fo:margin-bottom="0.1111in" fo:line-height="106%"/>
    </style:style>
    <style:style style:name="T20" style:parent-style-name="Основнойшрифтабзаца" style:family="text">
      <style:text-properties style:font-name="TimesNewRomanPSMT" fo:color="#262626" fo:language="ru" fo:country="RU"/>
    </style:style>
    <style:style style:name="T21" style:parent-style-name="Основнойшрифтабзаца" style:family="text">
      <style:text-properties style:font-name="TimesNewRomanPSMT" fo:color="#262626" fo:language="ru" fo:country="RU"/>
    </style:style>
    <style:style style:name="T22" style:parent-style-name="Основнойшрифтабзаца" style:family="text">
      <style:text-properties style:font-name="TimesNewRomanPSMT" fo:color="#262626" fo:language="ru" fo:country="RU"/>
    </style:style>
    <style:style style:name="T23" style:parent-style-name="Основнойшрифтабзаца" style:family="text">
      <style:text-properties style:font-name="TimesNewRomanPSMT" fo:color="#262626" fo:language="ru" fo:country="RU"/>
    </style:style>
    <style:style style:name="T24" style:parent-style-name="Основнойшрифтабзаца" style:family="text">
      <style:text-properties style:font-name="TimesNewRomanPSMT" fo:color="#262626" fo:language="ru" fo:country="RU"/>
    </style:style>
    <style:style style:name="P25" style:parent-style-name="Standard" style:family="paragraph">
      <style:paragraph-properties fo:margin-bottom="0.1111in" fo:line-height="106%"/>
    </style:style>
    <style:style style:name="T26" style:parent-style-name="Основнойшрифтабзаца" style:family="text">
      <style:text-properties style:font-name="TimesNewRomanPSMT" fo:color="#262626" fo:language="ru" fo:country="RU"/>
    </style:style>
    <style:style style:name="T27" style:parent-style-name="Основнойшрифтабзаца" style:family="text">
      <style:text-properties style:font-name="TimesNewRomanPSMT" fo:color="#262626" fo:language="ru" fo:country="RU"/>
    </style:style>
    <style:style style:name="T28" style:parent-style-name="Основнойшрифтабзаца" style:family="text">
      <style:text-properties style:font-name="TimesNewRomanPSMT" fo:color="#262626" fo:language="ru" fo:country="RU"/>
    </style:style>
    <style:style style:name="T29" style:parent-style-name="Основнойшрифтабзаца" style:family="text">
      <style:text-properties style:font-name="TimesNewRomanPSMT" fo:color="#262626"/>
    </style:style>
    <style:style style:name="T30" style:parent-style-name="Основнойшрифтабзаца" style:family="text">
      <style:text-properties style:font-name="TimesNewRomanPSMT" fo:color="#262626" fo:language="ru" fo:country="RU"/>
    </style:style>
    <style:style style:name="T31" style:parent-style-name="Основнойшрифтабзаца" style:family="text">
      <style:text-properties style:font-name="TimesNewRomanPSMT" fo:color="#262626" fo:language="ru" fo:country="RU"/>
    </style:style>
    <style:style style:name="T32" style:parent-style-name="Основнойшрифтабзаца" style:family="text">
      <style:text-properties style:font-name="TimesNewRomanPSMT" fo:color="#262626" fo:language="ru" fo:country="RU"/>
    </style:style>
    <style:style style:name="T33" style:parent-style-name="Основнойшрифтабзаца" style:family="text">
      <style:text-properties style:font-name="TimesNewRomanPSMT" fo:color="#262626" fo:language="ru" fo:country="RU"/>
    </style:style>
    <style:style style:name="T34" style:parent-style-name="Основнойшрифтабзаца" style:family="text">
      <style:text-properties style:font-name="TimesNewRomanPSMT" fo:color="#262626" fo:language="ru" fo:country="RU"/>
    </style:style>
    <style:style style:name="T35" style:parent-style-name="Основнойшрифтабзаца" style:family="text">
      <style:text-properties style:font-name="TimesNewRomanPSMT" fo:color="#262626" fo:language="ru" fo:country="RU"/>
    </style:style>
    <style:style style:name="T36" style:parent-style-name="Основнойшрифтабзаца" style:family="text">
      <style:text-properties style:font-name="TimesNewRomanPSMT" fo:color="#262626" fo:language="ru" fo:country="RU"/>
    </style:style>
    <style:style style:name="T37" style:parent-style-name="Основнойшрифтабзаца" style:family="text">
      <style:text-properties style:font-name="TimesNewRomanPSMT" fo:color="#262626" fo:language="ru" fo:country="RU"/>
    </style:style>
    <style:style style:name="P38" style:parent-style-name="Standard" style:family="paragraph">
      <style:paragraph-properties fo:text-align="center" fo:margin-bottom="0.1111in" fo:line-height="106%"/>
    </style:style>
    <style:style style:name="T39" style:parent-style-name="Основнойшрифтабзаца" style:family="text">
      <style:text-properties style:font-name="TimesNewRomanPSMT" fo:color="#262626" fo:font-size="22pt" style:font-size-asian="22pt" fo:language="ru" fo:country="RU"/>
    </style:style>
    <style:style style:name="P40" style:parent-style-name="Standard" style:family="paragraph">
      <style:paragraph-properties fo:margin-bottom="0.1111in" fo:line-height="106%"/>
    </style:style>
    <style:style style:name="T41" style:parent-style-name="Основнойшрифтабзаца" style:family="text">
      <style:text-properties style:font-name="TimesNewRomanPSMT" fo:color="#262626" fo:language="ru" fo:country="RU"/>
    </style:style>
    <style:style style:name="T42" style:parent-style-name="Основнойшрифтабзаца" style:family="text">
      <style:text-properties style:font-name="TimesNewRomanPSMT" fo:color="#262626" fo:language="ru" fo:country="RU"/>
    </style:style>
    <style:style style:name="T43" style:parent-style-name="Основнойшрифтабзаца" style:family="text">
      <style:text-properties style:font-name="TimesNewRomanPSMT" fo:color="#262626" fo:language="ru" fo:country="RU"/>
    </style:style>
    <style:style style:name="T44" style:parent-style-name="Основнойшрифтабзаца" style:family="text">
      <style:text-properties style:font-name="TimesNewRomanPSMT" fo:color="#262626" fo:language="ru" fo:country="RU"/>
    </style:style>
    <style:style style:name="P45" style:parent-style-name="Standard" style:family="paragraph">
      <style:paragraph-properties fo:text-align="center"/>
    </style:style>
    <style:style style:name="T46" style:parent-style-name="Основнойшрифтабзаца" style:family="text">
      <style:text-properties fo:language="ru" fo:country="RU"/>
    </style:style>
    <style:style style:name="T47" style:parent-style-name="Основнойшрифтабзаца" style:family="text">
      <style:text-properties style:font-name="TimesNewRomanPSMT" fo:color="#262626" fo:font-size="22pt" style:font-size-asian="22pt" fo:language="ru" fo:country="RU"/>
    </style:style>
    <style:style style:name="P48" style:parent-style-name="Standard" style:family="paragraph">
      <style:text-properties fo:language="ru" fo:country="RU"/>
    </style:style>
    <style:style style:name="P49" style:parent-style-name="Standard" style:family="paragraph">
      <style:text-properties fo:language="ru" fo:country="RU"/>
    </style:style>
    <style:style style:name="P50" style:parent-style-name="Standard" style:family="paragraph">
      <style:text-properties fo:language="ru" fo:country="RU"/>
    </style:style>
    <style:style style:name="P51" style:parent-style-name="Standard" style:family="paragraph">
      <style:text-properties fo:language="ru" fo:country="RU"/>
    </style:style>
    <style:style style:name="P52" style:parent-style-name="Standard" style:family="paragraph">
      <style:text-properties fo:language="ru" fo:country="RU"/>
    </style:style>
    <style:style style:name="P53" style:parent-style-name="Standard" style:family="paragraph">
      <style:text-properties fo:language="ru" fo:country="RU"/>
    </style:style>
    <style:style style:name="T54" style:parent-style-name="Основнойшрифтабзаца" style:family="text">
      <style:text-properties fo:language="ru" fo:country="RU"/>
    </style:style>
    <style:style style:name="T55" style:parent-style-name="Основнойшрифтабзаца" style:family="text">
      <style:text-properties fo:language="ru" fo:country="RU"/>
    </style:style>
    <style:style style:name="T56" style:parent-style-name="Основнойшрифтабзаца" style:family="text">
      <style:text-properties fo:language="ru" fo:country="RU"/>
    </style:style>
    <style:style style:name="T57" style:parent-style-name="Основнойшрифтабзаца" style:family="text">
      <style:text-properties fo:language="ru" fo:country="RU"/>
    </style:style>
    <style:style style:name="T58" style:parent-style-name="Основнойшрифтабзаца" style:family="text">
      <style:text-properties fo:language="ru" fo:country="RU"/>
    </style:style>
    <style:style style:name="T59" style:parent-style-name="Основнойшрифтабзаца" style:family="text">
      <style:text-properties fo:language="ru" fo:country="RU"/>
    </style:style>
    <style:style style:name="T60" style:parent-style-name="Основнойшрифтабзаца" style:family="text">
      <style:text-properties fo:language="ru" fo:country="RU"/>
    </style:style>
    <style:style style:name="T61" style:parent-style-name="Основнойшрифтабзаца" style:family="text">
      <style:text-properties fo:language="ru" fo:country="RU"/>
    </style:style>
    <style:style style:name="T62" style:parent-style-name="Основнойшрифтабзаца" style:family="text">
      <style:text-properties fo:language="ru" fo:country="RU"/>
    </style:style>
    <style:style style:name="T63" style:parent-style-name="Основнойшрифтабзаца" style:family="text">
      <style:text-properties fo:language="ru" fo:country="RU"/>
    </style:style>
    <style:style style:name="T64" style:parent-style-name="Основнойшрифтабзаца" style:family="text">
      <style:text-properties fo:language="ru" fo:country="RU"/>
    </style:style>
    <style:style style:name="T65" style:parent-style-name="Основнойшрифтабзаца" style:family="text">
      <style:text-properties fo:language="ru" fo:country="RU"/>
    </style:style>
    <style:style style:name="T66" style:parent-style-name="Основнойшрифтабзаца" style:family="text">
      <style:text-properties fo:language="ru" fo:country="RU"/>
    </style:style>
    <style:style style:name="T67" style:parent-style-name="Основнойшрифтабзаца" style:family="text">
      <style:text-properties fo:language="ru" fo:country="RU"/>
    </style:style>
    <style:style style:name="T68" style:parent-style-name="Основнойшрифтабзаца" style:family="text">
      <style:text-properties fo:language="ru" fo:country="RU"/>
    </style:style>
    <style:style style:name="T69" style:parent-style-name="Основнойшрифтабзаца" style:family="text">
      <style:text-properties fo:language="ru" fo:country="RU"/>
    </style:style>
    <style:style style:name="T70" style:parent-style-name="Основнойшрифтабзаца" style:family="text">
      <style:text-properties fo:language="ru" fo:country="RU"/>
    </style:style>
    <style:style style:name="T71" style:parent-style-name="Основнойшрифтабзаца" style:family="text">
      <style:text-properties fo:language="ru" fo:country="RU"/>
    </style:style>
    <style:style style:name="T72" style:parent-style-name="Основнойшрифтабзаца" style:family="text">
      <style:text-properties fo:language="ru" fo:country="RU"/>
    </style:style>
    <style:style style:name="P73" style:parent-style-name="Standard" style:family="paragraph">
      <style:text-properties fo:language="ru" fo:country="RU"/>
    </style:style>
    <style:style style:name="P74" style:parent-style-name="Standard" style:family="paragraph">
      <style:text-properties fo:language="ru" fo:country="RU"/>
    </style:style>
    <style:style style:name="P75" style:parent-style-name="Standard" style:family="paragraph">
      <style:paragraph-properties fo:text-align="center"/>
    </style:style>
    <style:style style:name="T76" style:parent-style-name="Основнойшрифтабзаца" style:family="text">
      <style:text-properties fo:language="ru" fo:country="RU"/>
    </style:style>
    <style:style style:name="T77" style:parent-style-name="Основнойшрифтабзаца" style:family="text">
      <style:text-properties style:font-name="TimesNewRomanPSMT" fo:color="#262626" fo:font-size="22pt" style:font-size-asian="22pt"/>
    </style:style>
    <style:style style:name="T78" style:parent-style-name="Основнойшрифтабзаца" style:family="text">
      <style:text-properties style:font-name="TimesNewRomanPSMT" fo:color="#262626" fo:font-size="22pt" style:font-size-asian="22pt"/>
    </style:style>
    <style:style style:name="T79" style:parent-style-name="Основнойшрифтабзаца" style:family="text">
      <style:text-properties fo:language="ru" fo:country="RU"/>
    </style:style>
    <style:style style:name="T80" style:parent-style-name="Основнойшрифтабзаца" style:family="text">
      <style:text-properties fo:language="ru" fo:country="RU"/>
    </style:style>
    <style:style style:name="T81" style:parent-style-name="Основнойшрифтабзаца" style:family="text">
      <style:text-properties fo:language="ru" fo:country="RU"/>
    </style:style>
    <style:style style:name="P82" style:parent-style-name="Standard" style:family="paragraph">
      <style:text-properties fo:language="ru" fo:country="RU"/>
    </style:style>
    <style:style style:name="P83" style:parent-style-name="Standard" style:family="paragraph">
      <style:text-properties fo:language="ru" fo:country="RU"/>
    </style:style>
    <style:style style:name="P84" style:parent-style-name="Standard" style:family="paragraph">
      <style:paragraph-properties fo:text-align="center"/>
    </style:style>
    <style:style style:name="T85" style:parent-style-name="Основнойшрифтабзаца" style:family="text">
      <style:text-properties fo:language="ru" fo:country="RU"/>
    </style:style>
    <style:style style:name="T86" style:parent-style-name="Основнойшрифтабзаца" style:family="text">
      <style:text-properties style:font-name="TimesNewRomanPSMT" fo:color="#262626" fo:font-size="22pt" style:font-size-asian="22pt" fo:language="ru" fo:country="RU"/>
    </style:style>
    <style:style style:name="P87" style:parent-style-name="Standard" style:family="paragraph">
      <style:text-properties fo:language="ru" fo:country="RU"/>
    </style:style>
    <style:style style:name="P88" style:parent-style-name="Standard" style:family="paragraph">
      <style:text-properties fo:language="ru" fo:country="RU"/>
    </style:style>
    <style:style style:name="P89" style:parent-style-name="Standard" style:family="paragraph">
      <style:text-properties fo:language="ru" fo:country="RU"/>
    </style:style>
    <style:style style:name="P90" style:parent-style-name="Standard" style:family="paragraph">
      <style:paragraph-properties fo:text-indent="0.4916in"/>
    </style:style>
    <style:style style:name="T91" style:parent-style-name="Основнойшрифтабзаца" style:family="text">
      <style:text-properties fo:language="ru" fo:country="RU"/>
    </style:style>
    <style:style style:name="T92" style:parent-style-name="Основнойшрифтабзаца" style:family="text">
      <style:text-properties fo:language="ru" fo:country="RU"/>
    </style:style>
    <style:style style:name="T93" style:parent-style-name="Основнойшрифтабзаца" style:family="text">
      <style:text-properties fo:language="ru" fo:country="RU"/>
    </style:style>
    <style:style style:name="T94" style:parent-style-name="Основнойшрифтабзаца" style:family="text">
      <style:text-properties fo:language="ru" fo:country="RU"/>
    </style:style>
    <style:style style:name="T95" style:parent-style-name="Основнойшрифтабзаца" style:family="text">
      <style:text-properties fo:language="ru" fo:country="RU"/>
    </style:style>
    <style:style style:name="T96" style:parent-style-name="Основнойшрифтабзаца" style:family="text">
      <style:text-properties fo:language="ru" fo:country="RU"/>
    </style:style>
    <style:style style:name="T97" style:parent-style-name="Основнойшрифтабзаца" style:family="text">
      <style:text-properties fo:language="ru" fo:country="RU"/>
    </style:style>
    <style:style style:name="T98" style:parent-style-name="Основнойшрифтабзаца" style:family="text">
      <style:text-properties fo:language="ru" fo:country="RU"/>
    </style:style>
    <style:style style:name="T99" style:parent-style-name="Основнойшрифтабзаца" style:family="text">
      <style:text-properties fo:language="ru" fo:country="RU"/>
    </style:style>
    <style:style style:name="T100" style:parent-style-name="Основнойшрифтабзаца" style:family="text">
      <style:text-properties fo:language="ru" fo:country="RU"/>
    </style:style>
    <style:style style:name="T101" style:parent-style-name="Основнойшрифтабзаца" style:family="text">
      <style:text-properties fo:language="ru" fo:country="RU"/>
    </style:style>
    <style:style style:name="T102" style:parent-style-name="Основнойшрифтабзаца" style:family="text">
      <style:text-properties fo:language="ru" fo:country="RU"/>
    </style:style>
    <style:style style:name="T103" style:parent-style-name="Основнойшрифтабзаца" style:family="text">
      <style:text-properties fo:language="ru" fo:country="RU"/>
    </style:style>
    <style:style style:name="T104" style:parent-style-name="Основнойшрифтабзаца" style:family="text">
      <style:text-properties fo:language="ru" fo:country="RU"/>
    </style:style>
    <style:style style:name="T105" style:parent-style-name="Основнойшрифтабзаца" style:family="text">
      <style:text-properties fo:language="ru" fo:country="RU"/>
    </style:style>
    <style:style style:name="T106" style:parent-style-name="Основнойшрифтабзаца" style:family="text">
      <style:text-properties fo:language="ru" fo:country="RU"/>
    </style:style>
    <style:style style:name="T107" style:parent-style-name="Основнойшрифтабзаца" style:family="text">
      <style:text-properties fo:language="ru" fo:country="RU"/>
    </style:style>
    <style:style style:name="T108" style:parent-style-name="Основнойшрифтабзаца" style:family="text">
      <style:text-properties fo:language="ru" fo:country="RU"/>
    </style:style>
    <style:style style:name="T109" style:parent-style-name="Основнойшрифтабзаца" style:family="text">
      <style:text-properties fo:language="ru" fo:country="RU"/>
    </style:style>
    <style:style style:name="T110" style:parent-style-name="Основнойшрифтабзаца" style:family="text">
      <style:text-properties fo:language="ru" fo:country="RU"/>
    </style:style>
    <style:style style:name="P111" style:parent-style-name="Standard" style:family="paragraph">
      <style:text-properties fo:language="ru" fo:country="RU"/>
    </style:style>
    <style:style style:name="P112" style:parent-style-name="Standard" style:family="paragraph">
      <style:paragraph-properties fo:text-align="center"/>
      <style:text-properties fo:language="ru" fo:country="RU"/>
    </style:style>
    <style:style style:name="P113" style:parent-style-name="Standard" style:family="paragraph">
      <style:text-properties fo:language="ru" fo:country="RU"/>
    </style:style>
    <style:style style:name="P114" style:parent-style-name="Standard" style:family="paragraph">
      <style:text-properties fo:language="ru" fo:country="RU"/>
    </style:style>
    <style:style style:name="P115" style:parent-style-name="Standard" style:family="paragraph">
      <style:text-properties fo:language="ru" fo:country="RU"/>
    </style:style>
    <style:style style:name="P116" style:parent-style-name="Standard" style:family="paragraph">
      <style:text-properties fo:language="ru" fo:country="RU"/>
    </style:style>
    <style:style style:name="P117" style:parent-style-name="Standard" style:family="paragraph">
      <style:text-properties fo:language="ru" fo:country="RU"/>
    </style:style>
    <style:style style:name="P118" style:parent-style-name="Standard" style:family="paragraph">
      <style:text-properties fo:language="ru" fo:country="RU"/>
    </style:style>
    <style:style style:name="P119" style:parent-style-name="Standard" style:family="paragraph">
      <style:text-properties fo:language="ru" fo:country="RU"/>
    </style:style>
    <style:style style:name="P120" style:parent-style-name="Standard" style:family="paragraph">
      <style:text-properties fo:language="ru" fo:country="RU"/>
    </style:style>
    <style:style style:name="P121" style:parent-style-name="Standard" style:family="paragraph">
      <style:paragraph-properties fo:text-align="center"/>
    </style:style>
    <style:style style:name="T122" style:parent-style-name="Основнойшрифтабзаца" style:family="text">
      <style:text-properties style:font-name="TimesNewRomanPSMT" fo:color="#262626" fo:font-size="22pt" style:font-size-asian="22pt" fo:language="ru" fo:country="RU"/>
    </style:style>
    <style:style style:name="T123" style:parent-style-name="Основнойшрифтабзаца" style:family="text">
      <style:text-properties style:font-name="TimesNewRomanPSMT" fo:color="#262626" fo:font-size="22pt" style:font-size-asian="22pt" fo:language="ru" fo:country="RU"/>
    </style:style>
    <style:style style:name="P124" style:parent-style-name="Standard" style:family="paragraph">
      <style:text-properties fo:language="ru" fo:country="RU"/>
    </style:style>
    <style:style style:name="P125" style:parent-style-name="Standard" style:family="paragraph">
      <style:text-properties fo:language="ru" fo:country="RU"/>
    </style:style>
    <style:style style:name="P126" style:parent-style-name="Standard" style:family="paragraph">
      <style:text-properties fo:language="ru" fo:country="RU"/>
    </style:style>
    <style:style style:name="P127" style:parent-style-name="Standard" style:family="paragraph">
      <style:text-properties fo:language="ru" fo:country="RU"/>
    </style:style>
    <style:style style:name="P128" style:parent-style-name="Standard" style:family="paragraph">
      <style:text-properties fo:language="ru" fo:country="RU"/>
    </style:style>
    <style:style style:name="P129" style:parent-style-name="Standard" style:family="paragraph">
      <style:text-properties fo:language="ru" fo:country="RU"/>
    </style:style>
    <style:style style:name="P130" style:parent-style-name="Standard" style:family="paragraph">
      <style:text-properties fo:language="ru" fo:country="RU"/>
    </style:style>
    <style:style style:name="P131" style:parent-style-name="Standard" style:family="paragraph">
      <style:text-properties fo:language="ru" fo:country="RU"/>
    </style:style>
    <style:style style:name="P132" style:parent-style-name="Standard" style:family="paragraph">
      <style:text-properties fo:language="ru" fo:country="RU"/>
    </style:style>
    <style:style style:name="P133" style:parent-style-name="Standard" style:family="paragraph">
      <style:paragraph-properties fo:text-align="center"/>
    </style:style>
    <style:style style:name="T134" style:parent-style-name="Основнойшрифтабзаца" style:family="text">
      <style:text-properties fo:language="ru" fo:country="RU"/>
    </style:style>
    <style:style style:name="T135" style:parent-style-name="Основнойшрифтабзаца" style:family="text">
      <style:text-properties style:font-name="TimesNewRomanPSMT" fo:color="#262626" fo:font-size="22pt" style:font-size-asian="22pt" fo:language="ru" fo:country="RU"/>
    </style:style>
    <style:style style:name="P136" style:parent-style-name="Standard" style:family="paragraph">
      <style:text-properties fo:language="ru" fo:country="RU"/>
    </style:style>
    <style:style style:name="T137" style:parent-style-name="Основнойшрифтабзаца" style:family="text">
      <style:text-properties fo:language="ru" fo:country="RU"/>
    </style:style>
    <style:style style:name="T138" style:parent-style-name="Основнойшрифтабзаца" style:family="text">
      <style:text-properties fo:language="ru" fo:country="RU"/>
    </style:style>
    <style:style style:name="T139" style:parent-style-name="Основнойшрифтабзаца" style:family="text">
      <style:text-properties fo:language="ru" fo:country="RU"/>
    </style:style>
    <style:style style:name="T140" style:parent-style-name="Основнойшрифтабзаца" style:family="text">
      <style:text-properties fo:language="ru" fo:country="RU"/>
    </style:style>
    <style:style style:name="P141" style:parent-style-name="Standard" style:family="paragraph">
      <style:paragraph-properties fo:text-align="center"/>
    </style:style>
    <style:style style:name="T142" style:parent-style-name="Основнойшрифтабзаца" style:family="text">
      <style:text-properties style:font-name="TimesNewRomanPSMT" fo:color="#262626" fo:font-size="22pt" style:font-size-asian="22pt" fo:language="ru" fo:country="RU"/>
    </style:style>
    <style:style style:name="T143" style:parent-style-name="Основнойшрифтабзаца" style:family="text">
      <style:text-properties style:font-name="TimesNewRomanPSMT" fo:color="#262626" fo:font-size="22pt" style:font-size-asian="22pt" fo:language="ru" fo:country="RU"/>
    </style:style>
    <style:style style:name="P144" style:parent-style-name="Standard" style:family="paragraph">
      <style:text-properties fo:language="ru" fo:country="RU"/>
    </style:style>
    <style:style style:name="T145" style:parent-style-name="Основнойшрифтабзаца" style:family="text">
      <style:text-properties fo:language="ru" fo:country="RU"/>
    </style:style>
    <style:style style:name="T146" style:parent-style-name="Основнойшрифтабзаца" style:family="text">
      <style:text-properties fo:language="ru" fo:country="RU"/>
    </style:style>
    <style:style style:name="T147" style:parent-style-name="Основнойшрифтабзаца" style:family="text">
      <style:text-properties fo:language="ru" fo:country="RU"/>
    </style:style>
    <style:style style:name="T148" style:parent-style-name="Основнойшрифтабзаца" style:family="text">
      <style:text-properties fo:language="ru" fo:country="RU"/>
    </style:style>
  </office:automatic-styles>
  <office:body>
    <office:text text:use-soft-page-breaks="true">
      <text:p text:style-name="P1"><text:span text:style-name="T2">Титульный слайд</text:span></text:p>
      <text:p text:style-name="P3"><text:span text:style-name="T4"><text:tab/></text:span><text:span text:style-name="T5">Вопрос по выбору посвящен квантовым вычислениям и их реализации в квантовых компьютерах на ионных ловушках. Его я сделал совместно с (имя соседа). Мотив был следующий:</text:span><text:span text:style-name="T6"><text:s/>сейчас тема квантовых компьютеров очень популярна в связи с перспективой их применения в криптографии и математическом моделировании. В СМИ очень много статей посвящено их поразительной эффективности для решения различных задач и их серьезном влиянии на б</text:span><text:span text:style-name="T7">удущее человечества. Мы решили разобраться в этой теме, узнать как устроен квантовый компьютер, а также оценить, насколько действительно хороши квантовые компьютеры с точки зрения вычислений. <text:s/>Конкретно нас заинтересовало, как вычисляют квантовые компьютер</text:span><text:span text:style-name="T8">ы, чем они отличаются от классических, как они устроены с точки зрения физики и насколько они перспективны. Как оказалось, квантовые компьютеры имеют массу физических вопрощений. Конкретную реализацию на ионных ловушках нам подсказал Сергей Петрович Никити</text:span><text:span text:style-name="T9">н, член клуба менторов Физтех-Союза по науке. Конечно, эта реализация далеко не единственная. Так, <text:s/>существуют кубиты на фотонах, сверхпроводниках, оптических резонаторах. Их физика сложна и существенно выходит за рамки курса по атомной и ядерной физике. П</text:span><text:span text:style-name="T10">оэтому выбор в пользу ионных ловушек нам показался осмысленным с точки зрения трудности восприятия и приближённости к курсу общей физики.</text:span></text:p>
      <text:p text:style-name="P11"><text:span text:style-name="T12"><text:tab/></text:span><text:span text:style-name="T13">Оглавление</text:span></text:p>
      <text:p text:style-name="P14"><text:span text:style-name="T15"><text:tab/></text:span><text:span text:style-name="T16">Содержание нашего вопроса по выбору следующее…</text:span></text:p>
      <text:p text:style-name="P17"><text:span text:style-name="T18">Введение в квантовые вычисления</text:span></text:p>
      <text:p text:style-name="P19"><text:span text:style-name="T20"><text:tab/>Зададимся вначале простым</text:span><text:span text:style-name="T21"><text:s/>вопросом: как реализуется классический бит? Ответ на него прост: существуют триггеры – электронные устройства, способные долго находиться в одном из двух устойчивых состояний и чередовать их под воздействием внешних сигналов. Они преимущественно изготовля</text:span><text:span text:style-name="T22">ются из полупроводниковых приборов (такие как биполярный и полевой транзисторы), в прошлом – из электромагнитных реле и электронных ламп. Состояния триггеров условно обозначаются как 0 и 1. Они сохраняются после прекращения действия переключающего сигнала,</text:span><text:span text:style-name="T23"><text:s/>что позволяет их использовать как элементы памяти. Их состояния легко опознаются по значению выходного напряжения. При этом надо отметить, что состояние триггера не меняется после измерения выходного напряжения. Итак, особенность классического бита (или,<text:s/></text:span><text:span text:style-name="T24">что то же самое, триггера) состоит в том, что он может быть строго в двух состояниях, эти состояния устойчивы и не меняются после измерения.</text:span></text:p>
      <text:p text:style-name="P25"><text:span text:style-name="T26"><text:tab/>Прежде чем разбираться с устройстве квантовых битов (или кубитов), нужно разобраться с тем, что такое пространств</text:span><text:span text:style-name="T27">о состояний. В квантовой механике с каждой изолированной физической системой связывается комлексное векторное пространство со скалярным произведением с требованием полноты относительно метрики, порожденной скалярным произведением. Это пространство состояни</text:span><text:span text:style-name="T28">й физической системы. Оно вообще говоря, может быть бесконечномерным, однако, говоря о кубите, мы имеем дело с двумерным комплексным пространством<text:s/></text:span><text:span text:style-name="T29">C</text:span><text:span text:style-name="T30">^2 (читается «цэ-два»). Обозначим его базисные векторы состояний за |0&gt; и |1&gt; - это так называемые кет-векто</text:span><text:span text:style-name="T31">ры. Они аналогичны состояниям 0 и 1 классического бита-триггера, хотя, конечно, это сравнение неформальное, так как физическая реализация классических триггеров и квантовых кубитов принципиально отличается, да и<text:s/></text:span><text:soft-page-break/><text:span text:style-name="T32">базис в простанстве состояний можно выбрать<text:s/></text:span><text:span text:style-name="T33">бесконечным числом способов. Заметим, что произвольный вектор из пространства состояний является линейной комбинацией базисных кет-векторов. Здесь проявляется первое отличие кубита от классического бита – кубит находится в суперпозиции двух состояний и фор</text:span><text:span text:style-name="T34">мально принимает бесконечное число значений. Значит ли это, что кубит имеет бесконечную вариацию состояний? Оказывается, что во время измерения кубит переходит только в одно из двух состояний- |0&gt; или |1&gt; и мы не можем измерить значений коэффициентов. Тем<text:s/></text:span><text:span text:style-name="T35">не менее, измеряя один и тот же кубит много раз, мы можем оценить квадраты модулей этих коэффициентов, поскольку они равны вероятностям перейти в соответствующее состояние. Отсюда кстати, получается условие нормировки. После измерения состояние кубита пере</text:span><text:span text:style-name="T36">ходит с фиксированное состояние – ситуация, аналогичная коту Шреддингера. Это значит, что процесс измерения влияет на состояние кубита, в отличие от классического бита. Как будет далее, квантовые системы очень неустойчивы и требуют ресурсов для поддержания</text:span><text:span text:style-name="T37"><text:s/>кубита в суперпозиции. Это также отличает классический бит от кубита.</text:span></text:p>
      <text:p text:style-name="P38"><text:span text:style-name="T39">Классический бит и квантовый (картинка)</text:span></text:p>
      <text:p text:style-name="P40"><text:span text:style-name="T41"><text:tab/>Геометрическая интерпретация состояния кубита получается из условия нормировки. Множитель с гамма можно игнорировать, так как он не приводит к<text:s/></text:span><text:span text:style-name="T42">наблюдаемым эффектам. Тогда мы получаем вектор состояния, зависящий от двух параметров, конец которого заметает единичную сферу Блоха. Пример физической реализации двухуровненой модели кубита – атом с электронном в основном и первым возбужденном состояниям</text:span><text:span text:style-name="T43">и. Облучая атом энергией в течении некоторого времени, можно перевести электрон из состояния 0 в состояние 1. Оказывается, что если сократить время облучения, то можно оставить электрон в суперпозиции этих двух состояний. Таким образом имеем атомную реализ</text:span><text:span text:style-name="T44">ации кубита</text:span></text:p>
      <text:p text:style-name="P45"><text:span text:style-name="T46"><text:s text:c="4"/></text:span><text:span text:style-name="T47">Принцип работы ионной ловушки. Общие сведения</text:span></text:p>
      <text:p text:style-name="P48"/>
      <text:p text:style-name="P49"><text:s text:c="4"/>Идея: контролирование спиновых состояний. Небольшое количество ионизированных атомов<text:s/>удерживается в электромагнитной ловушке, после чего они охлаждаются <text:s/>до<text:s/>температуры, при которой кинетическая энергия становится малой по сравнению со спиновыми энергиями.<text:s/>Включая внешнее резонансное магнитное поле, можно селективно воздействоавть на<text:s/>некоторую пару состояний.</text:p>
      <text:p text:style-name="P50"/>
      <text:p text:style-name="P51"/>
      <text:p text:style-name="P52"><text:s text:c="6"/>Физическая аппаратура</text:p>
      <text:p text:style-name="P53"/>
      <text:p text:style-name="Standard"><text:span text:style-name="T54"><text:s text:c="4"/>Главная<text:s/></text:span><text:span text:style-name="T55">часть экспериментальной установки: электромагнитная ловушка, оборудованная лазерами,</text:span><text:span text:style-name="T56"><text:s text:c="2"/>фотодетекторы, ионы. Состоит из четырех цилиндрических электродов. Между внутренним и внешним</text:span><text:span text:style-name="T57"><text:s/></text:span><text:span text:style-name="T58">участками электрода поддерживается постоянная разность потенциалов та</text:span><text:span text:style-name="T59">к, что ионы находятся в</text:span><text:span text:style-name="T60"><text:s/></text:span><text:span text:style-name="T61">статическом потенциале<text:s/></text:span>kU<text:span text:style-name="T62">0 (</text:span>z<text:span text:style-name="T63">^2 - (</text:span>x<text:span text:style-name="T64">^2 +<text:s/></text:span>y<text:span text:style-name="T65">^2) / 2) и таким образом локализованы вдоль оси<text:s/></text:span>z<text:span text:style-name="T66">.</text:span><text:span text:style-name="T67"><text:s/></text:span><text:span text:style-name="T68">Однако, согласно теореме Ирншоу, заряд не может удерживаться по всем трем координатам</text:span><text:span text:style-name="T69"><text:s/></text:span><text:span text:style-name="T70">в статическом потенциале, соответственно,</text:span><text:span text:style-name="T71"><text:s/>на два из четырех электродов подают быстросциллирующее напряжение</text:span><text:span text:style-name="T72">, а два других электрода заземлены <text:s/>После усреднения по быстрым осцилляциям получаем эффективный параболический потенциал.</text:span></text:p>
      <text:p text:style-name="P73"/>
      <text:p text:style-name="P74"/>
      <text:soft-page-break/>
      <text:p text:style-name="P75"><text:span text:style-name="T76"><text:s text:c="4"/></text:span><text:span text:style-name="T77">Захват ио</text:span><text:span text:style-name="T78">на. Ловушка Паули</text:span></text:p>
      <text:p text:style-name="Standard"/>
      <text:p text:style-name="Standard"><text:span text:style-name="T79"><text:s text:c="8"/></text:span><text:span text:style-name="T80">Радиочастотный захват основан на изменении во времени потенциала, который в любой момент времени является ограничивающим по крайней мере в одном измерении. Удержание с использованием этого изменения времени возможно благодаря инерции массивной заряженной частицы. Таким образом, ясно, что стабильность иона в таком пондеро-движущем потенциале захвата, созданном таким образом, будет зависеть от параметров как радиочастотного потенциала, так и самого иона. Фактически, движение иона в<text:s/></text:span>RF<text:span text:style-name="T81">-ловушке Поля удовлетворяет уравнению Матье [11] и подробно зависит от этих параметров, т.е. отношение заряда иона к массе, радиочастотная частота, радиочастотная амплитуда и кривизна потенциала. Решения уравнения Матье приводят к так называемому “вековому” гармоническому ограниченному движению с частотой, обычно несколько меньшей</text:span></text:p>
      <text:p text:style-name="P82"/>
      <text:p text:style-name="P83"/>
      <text:p text:style-name="P84"><text:span text:style-name="T85"><text:s text:c="4"/></text:span><text:span text:style-name="T86">Доплеровское охлаждение</text:span></text:p>
      <text:p text:style-name="P87"/>
      <text:p text:style-name="P88"><text:s text:c="8"/>Доплеровское охлаждение — метод лазерного охлаждения, который основан на эффекте Доплера.<text:s/>Частота<text:s/>монохроматического<text:s/>лазера выбирается несколько ниже частоты перехода, так, что он не будет на этой частоте напрямую влиять на состояние атома, спектр поглощения которого очень узок.<text:s/><text:s/>Благодаря эффекту Доплера те атомы, которые движутся навстречу фотону, «видят» более высокую частоту фотона и<text:s/>оказываются в условиях<text:s/>резонансного рассеяния, в отличие от противоположного случая, когда<text:s/>атом движется от фотонов и<text:s/>условие резонанса не выполняется.<text:s/></text:p>
      <text:p text:style-name="P89"/>
      <text:p text:style-name="P90"><text:span text:style-name="T91">Для лучшего понимания р</text:span><text:span text:style-name="T92">ассмотрим простейший случа</text:span><text:span text:style-name="T93">й одномерного движения по оси x</text:span><text:span text:style-name="T94">.</text:span><text:span text:style-name="T95"><text:s/>Если атом холодный, то есть, практически неподвижен, то большинство частот не влияет на атом – он невидим на этих частотах.</text:span><text:span text:style-name="T96"><text:s/></text:span><text:span text:style-name="T97">Если атом движется в направлении –<text:s/></text:span>x<text:span text:style-name="T98">, то он станет невидимым для фотонов в силу эффекта Доплера.<text:s/></text:span><text:span text:style-name="T99">Пусть</text:span><text:span text:style-name="T100"><text:s/>теперь</text:span><text:span text:style-name="T101"><text:s/>фотон движется в направлении + x, а атом - в направлении - x .</text:span><text:span text:style-name="T102"><text:s/>Теперь в силу того же эффекта Доплера атом видит более коротковолновые фотоны, которые им поглощаются.</text:span><text:span text:style-name="T103"><text:s/>В каждом случае поглощения атом теряет импульс, равный импульсу фотона. Атом, который сейчас находится в возбужденном состоянии, испускает фотон спонтанно, но случайным образом вдоль + x или - x . Импульс возвращается атому. Если фотон был испущен вдоль + x, то чистого изменения нет, однако, если фотон был испущен вдоль - x</text:span><text:span text:style-name="T104">, тогда атом будет двигаться медленнее.<text:s/></text:span><text:span text:style-name="T105">Конечным результатом процесса поглощения и излучения является уменьшение скорости атома при условии, что его начальная скорость больше, чем скорость отдачи от рассеяния одиночного фотона. Если поглощение и испускание повторяются много раз, средняя скорость и, следовательно, кинетическая энергия атома будут уменьшены. Поскольку температура ансамбля атомов является мерой случайной внутренней кинетической энергии, это эквивалентно охлаждению атомов.</text:span><text:span text:style-name="T106"><text:s/>Для примера, е</text:span><text:span text:style-name="T107">сли длина волны лазера равна, например, 600 нм, то в каждом акте рассеяния атом охлаждается на несколько милликельвин. В результате, для существенного охлаж</text:span><text:span text:style-name="T108">дения атома нужно порядка 10</text:span><text:span text:style-name="T109">^6</text:span><text:span text:style-name="T110"><text:s/>актов рассеяния.</text:span></text:p>
      <text:p text:style-name="P111"/>
      <text:p text:style-name="P112"><text:s/></text:p>
      <text:p text:style-name="P113"/>
      <text:p text:style-name="P114"/>
      <text:p text:style-name="P115"/>
      <text:p text:style-name="P116"/>
      <text:p text:style-name="P117"/>
      <text:p text:style-name="P118"/>
      <text:p text:style-name="P119"/>
      <text:p text:style-name="P120"/>
      <text:p text:style-name="P121"><text:span text:style-name="T122">Кубит на ионной ловушке. Физическая<text:s/></text:span><text:span text:style-name="T123">реализация кубита</text:span></text:p>
      <text:p text:style-name="P124"/>
      <text:p text:style-name="P125">Любая двухуровневая квантовая система может образовать кубит, и есть два основных способа сформировать кубит с использованием электронных состояний иона:</text:p>
      <text:p text:style-name="P126"><text:s text:c="2"/>Кубит представляет собой атомные состояния сверхтонкой структуры удерживаемых в ловушке атомо</text:p>
      <text:p text:style-name="P127"/>
      <text:p text:style-name="P128"><text:s text:c="4"/>Два сверхтонких уровня основного состояния (они называются «сверхтонкими кубитами»)</text:p>
      <text:p text:style-name="P129"><text:s text:c="4"/>Уровень основного состояния и возбужденный уровень (они называются «оптическими кубитами»).</text:p>
      <text:p text:style-name="P130"><text:s text:c="4"/>Сверхтонкие кубиты чрезвычайно долговечны (время<text:s/>распада от тысяч до миллионов лет) и стабильны по фазе / частоте (традиционно используются для атомных стандартов частоты). [8] Оптические кубиты также относительно долговечны (со временем распада порядка секунды) по сравнению с временем работы логического<text:s/>элемента (которое составляет порядка микросекунд ). Использование кубитов каждого типа ставит свои собственные задачи в лаборатории.</text:p>
      <text:p text:style-name="P131"/>
      <text:p text:style-name="P132"/>
      <text:p text:style-name="P133"><text:span text:style-name="T134"><text:s text:c="3"/></text:span><text:span text:style-name="T135">Кубит на ионной ловушке. Инициализация системы</text:span></text:p>
      <text:p text:style-name="P136"/>
      <text:p text:style-name="Standard"><text:span text:style-name="T137"><text:s text:c="4"/>Состояния ионных кубитов могут быть приготовлены в определенном с</text:span><text:span text:style-name="T138">остоянии кубита с помощью процесса, называемого оптической накачкой . В этом процессе лазер связывает ион с некоторыми возбужденными состояниями, которые в конечном итоге распадаются до одного состояния, которое не связано с лазером. Как только ион достига</text:span><text:span text:style-name="T139">ет этого состояния, у него нет возбужденных уровней, с которыми можно было бы взаимодействовать в присутствии этого лазера, и, следовательно, он остается в этом состоянии. Если ион распадается до одного из других состояний, лазер будет продолжать возбуждат</text:span><text:span text:style-name="T140">ь ион до тех пор, пока он не распадется до состояния, которое не взаимодействует с лазером. Этот процесс инициализации является стандартным для многих физических экспериментов и может выполняться с очень высокой точностью<text:s/></text:span>(&gt; 99,9%)</text:p>
      <text:p text:style-name="Standard"/>
      <text:p text:style-name="P141"><text:s text:c="4"/><text:span text:style-name="T142">Кубит на ионной лов</text:span><text:span text:style-name="T143">ушке. Измерение конечного состояния</text:span></text:p>
      <text:p text:style-name="P144"/>
      <text:p text:style-name="Standard"><text:span text:style-name="T145"><text:s text:c="4"/>Измерить состояние кубита, хранящегося в ионе, довольно просто. Обычно к иону применяется лазер, который связывает только одно из состояний кубита. Когда ион коллапсирует в это состояние во время процесса измерения,</text:span><text:span text:style-name="T146"><text:s/>лазер возбуждает его, в результате чего при распаде иона из возбужденного состояния высвобождается фотон. После распада ион непрерывно возбуждается лазером и многократно испускает фотоны. Эти фотоны могут быть собраны фотоумножителем (ФЭУ) или камерой с з</text:span><text:span text:style-name="T147">арядовой связью<text:s/></text:span>(ПЗС).<text:s/><text:span text:style-name="T148">Если ион коллапсирует в другое состояние кубита, он не взаимодействует с лазером и фотон не испускается. Подсчитав количество собранных фотонов, можно определить состояние иона с очень высокой точностью<text:s/></text:span>(&gt; 99,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PingFang SC" svg:font-family="PingFang SC" style:font-family-generic="system" style:font-pitch="variable"/>
    <style:font-face style:name="TimesNewRomanPSMT" svg:font-family="TimesNewRomanPSM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Егор Батарин</dc:creator>
    <meta:creation-date>2022-01-19T21:54:00Z</meta:creation-date>
    <dc:date>2022-01-20T06:31:00Z</dc:date>
    <meta:template xlink:href="Normal.dotm" xlink:type="simple"/>
    <meta:editing-cycles>15</meta:editing-cycles>
    <meta:editing-duration>PT41220S</meta:editing-duration>
    <meta:document-statistic meta:page-count="4" meta:paragraph-count="23" meta:word-count="1752" meta:character-count="11720" meta:row-count="83" meta:non-whitespace-character-count="9991"/>
  </office:meta>
</office:document-meta>
</file>